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face style:name="Times New Roman1" svg:font-family="'Times New Roman'"/>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2" style:family="text">
      <style:text-properties fo: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Profiles Colleague Fetcher</text:p>
      <text:p text:style-name="Default_20_Text"/>
      <text:p text:style-name="Default_20_Text">Use Cases</text:p>
      <text:p text:style-name="Default_20_Text"/>
      <text:p text:style-name="Default_20_Text">User: Samantha Daryn</text:p>
      <text:p text:style-name="Default_20_Text">Background: </text:p>
      <text:p text:style-name="Default_20_Text">Samantha has a lot of friends on a whole bunch of networks. Her favorite is Beehive, and she has the most friends there. Her boss just got her going on Profiles, and she wants to see if any of her friends on Beehive have accounts there.</text:p>
      <text:p text:style-name="Default_20_Text"/>
      <text:p text:style-name="Default_20_Text">Story:</text:p>
      <text:p text:style-name="Default_20_Text">She uses the “Search Profile” page to find out if any of her friends are there. It turns out that a whole lot of her them are. She starts going through inviting them as colleagues, and quickly realizes that it will take a while.</text:p>
      <text:p text:style-name="Default_20_Text"/>
      <text:p text:style-name="Default_20_Text">Then she notices the Fetcher widget on the sidebar of “My Profile.” Oddly enough, the the drop-down menu says “Beehive.” Out of curiosity, Samantha clicks “Go.” In a few seconds, the list of friends she was just looking at shows up in the sidebar, with a single invite button in plain view. She hovers her pointer over some of the names and sees the expected option to view their business cards. She notices check-marks next to all of the names in the list. Hovering over on the the marks yields a tool-tip that says “Un-check if you don't want to invite this person to be your Colleague.” She takes advantage of this feature for a few people she'd rather leave with just Beehive.</text:p>
      <text:p text:style-name="Default_20_Text"/>
      <text:p text:style-name="Default_20_Text">She sees an option to change the default message, checks that out, and a pop-up shows up with a default message, a Save and a Cancel button. She decides the default is pretty boring. After changing it to something cheery, she clicks “Save” and the pop-up closes.</text:p>
      <text:p text:style-name="Default_20_Text"/>
      <text:p text:style-name="Default_20_Text">However, she wants to send specific messages to some of her friends with the invitation. So she clicks on the message button <text:span text:style-name="T2">(or link, something small at least)</text:span> and is prompted with a similar pop-up to change the message for each one individually.</text:p>
      <text:p text:style-name="Default_20_Text"/>
      <text:p text:style-name="Default_20_Text">Once she's satisfied with the messages, Samantha clicks the “Send Invitations” button. She is greeted with a pop-up informing her that most of the invitations went through, but those colleagues she invited before did not, since they can't be invited twice <text:span text:style-name="T2">(ideally previously invited colleagues shouldn't show up, but unless they've already accepted there is no way to know)</text:span>. She clicks the Okay button and it closes.</text:p>
      <text:p text:style-name="Default_20_Text"/>
      <text:p text:style-name="Default_20_Text">Later, she does the search with the widget again. This time far fewer results show up, as most of them have accepted her invitations. She clicks the “Show all Results” check (Maybe) and the rest of friends show up in the list. They don't have check-boxes to invite them though. She un-checks the box and they disapp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face style:name="Times New Roman1" svg:font-family="'Times New Roman'"/>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Times New Roman1" style:font-name-complex="Tahoma1"/>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Times New Roman1" style:font-name-complex="Tahoma1"/>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Win32)</meta:generator>
    <!--645(Build:8693)-->
    <meta:initial-creator>smm2183</meta:initial-creator>
    <meta:creation-date>2008-04-10T13:38:06</meta:creation-date>
    <dc:creator>smm2183</dc:creator>
    <dc:date>2008-04-10T14:28:42</dc:date>
    <dc:language>en-US</dc:language>
    <meta:editing-cycles>2</meta:editing-cycles>
    <meta:editing-duration>PT35S</meta:editing-duration>
    <meta:user-defined meta:name="Info 1"/>
    <meta:user-defined meta:name="Info 2"/>
    <meta:user-defined meta:name="Info 3"/>
    <meta:user-defined meta:name="Info 4"/>
    <meta:document-statistic meta:table-count="0" meta:image-count="0" meta:object-count="0" meta:page-count="1" meta:paragraph-count="20" meta:word-count="453" meta:character-count="2462"/>
  </office:meta>
</office:document-meta>
</file>